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183a" officeooo:paragraph-rsid="001a18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Homework:-</text:p>
      <text:p text:style-name="P1"/>
      <text:p text:style-name="P1"/>
      <text:p text:style-name="P1">1. They study English every Tuesday morning.</text:p>
      <text:p text:style-name="P1">What do they study every Tuesday morning? </text:p>
      <text:p text:style-name="P1"/>
      <text:p text:style-name="P1">2. Romil goes to office by bus. </text:p>
      <text:p text:style-name="P1">How does Romil go to office?</text:p>
      <text:p text:style-name="P1"/>
      <text:p text:style-name="P1">3. The teacher explains the lesson in front of the class. </text:p>
      <text:p text:style-name="P1">Where does teacher explain the lesson?</text:p>
      <text:p text:style-name="P1"/>
      <text:p text:style-name="P1"><text:s/>4. My brother does his homework carefully.</text:p>
      <text:p text:style-name="P1">Who does his homework carefully? </text:p>
      <text:p text:style-name="P1"/>
      <text:p text:style-name="P1">5. My daughter washes her hair twice a week. </text:p>
      <text:p text:style-name="P1">How long does my daughter wash her hair?</text:p>
      <text:p text:style-name="P1"/>
      <text:p text:style-name="P1">6. Jayesh loves eating Pizza.</text:p>
      <text:p text:style-name="P1">What does Jayesh love eating?</text:p>
      <text:p text:style-name="P1"/>
      <text:p text:style-name="P1">7. Bhairavi sings a song beautifully.</text:p>
      <text:p text:style-name="P1">How does Bhairavi sing a song? </text:p>
      <text:p text:style-name="P1"/>
      <text:p text:style-name="P1">8. Shanti gets up at five. </text:p>
      <text:p text:style-name="P1">When does Shanti get up?</text:p>
      <text:p text:style-name="P1"/>
      <text:p text:style-name="P1">9. Hiren doesn’t go to office because he is sick. </text:p>
      <text:p text:style-name="P1">Why doesn’t Hiren go to office?</text:p>
      <text:p text:style-name="P1"/>
      <text:p text:style-name="P1">10. Mother cooks rice in the kitchen. </text:p>
      <text:p text:style-name="P1">Who cooks rice in the kitchen?</text:p>
      <text:p text:style-name="P1"/>
      <text:p text:style-name="P1">11. Tushar rides his bike very fast. </text:p>
      <text:p text:style-name="P1">How does Tushar ride his bike?</text:p>
      <text:p text:style-name="P1"/>
      <text:p text:style-name="P1">12. Tina has breakfast before going to office. </text:p>
      <text:p text:style-name="P1">What has Tina before going to office?</text:p>
      <text:p text:style-name="P1"/>
      <text:p text:style-name="P1">13. I gave Milan a birthday present.</text:p>
      <text:p text:style-name="P1">Whom I gave a birthday present?</text:p>
      <text:p text:style-name="P1"/>
      <text:p text:style-name="P1">14. Mahesh celebrates his birthday in September.</text:p>
      <text:p text:style-name="P1">What does Mahesh celebrate in September.</text:p>
      <text:p text:style-name="P1"/>
      <text:p text:style-name="P1"><text:s/>15. The students listen to the teacher’s explanation. </text:p>
      <text:p text:style-name="P1">What do the students listen to?</text:p>
      <text:p text:style-name="P1"/>
      <text:p text:style-name="P1">16. I like the white Tshirt, not the red one. </text:p>
      <text:p text:style-name="P1">Which Tshirt I like?, not the red one.</text:p>
      <text:p text:style-name="P1"><text:soft-page-break/>17.Julia has two brothers. </text:p>
      <text:p text:style-name="P1">How many brothers do Julia has?</text:p>
      <text:p text:style-name="P1"/>
      <text:p text:style-name="P1">18. The little boys play hide and seek. </text:p>
      <text:p text:style-name="P1">What do the little boys play?</text:p>
      <text:p text:style-name="P1"/>
      <text:p text:style-name="P1">19. Sunny closes the windows because it is going to rain. </text:p>
      <text:p text:style-name="P1">What does Sunny close because it it going to rain?</text:p>
      <text:p text:style-name="P1"/>
      <text:p text:style-name="P1">20. She likes going to the restaurant. </text:p>
      <text:p text:style-name="P1">Where does she like to going?</text:p>
      <text:p text:style-name="P1"/>
      <text:p text:style-name="P1">21. She never cleans her car. </text:p>
      <text:p text:style-name="P1">What does she never clean?</text:p>
      <text:p text:style-name="P1"/>
      <text:p text:style-name="P1">22. Kiran and Tarun are playing basketball in the garden. </text:p>
      <text:p text:style-name="P1">What are Kiran and Tarun are playing in the garden?</text:p>
      <text:p text:style-name="P1"/>
      <text:p text:style-name="P1">23. They are reaching home. </text:p>
      <text:p text:style-name="P1">Where are they reaching?</text:p>
      <text:p text:style-name="P1"/>
      <text:p text:style-name="P1">24. Mr. Shah has been living in Ahmedabad for 10 years. </text:p>
      <text:p text:style-name="P1">Who has been living in the Ahmedabad for 10 years?</text:p>
      <text:p text:style-name="P1"/>
      <text:p text:style-name="P1">25. Ami likes her new job very much. </text:p>
      <text:p text:style-name="P1">How much does ami like her new job?</text:p>
      <text:p text:style-name="P1"/>
      <text:p text:style-name="P1">26. The Sharma Family is planning their next trip to Australia. </text:p>
      <text:p text:style-name="P1">Where is The Sharma Family planning their next trip?</text:p>
      <text:p text:style-name="P1"/>
      <text:p text:style-name="P1">27. The shop will be closed until next month.</text:p>
      <text:p text:style-name="P1">How long will be the shop clos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0:44:15.279434756</meta:creation-date>
    <dc:date>2022-03-24T10:46:34.765151496</dc:date>
    <meta:editing-duration>PT2M20S</meta:editing-duration>
    <meta:editing-cycles>1</meta:editing-cycles>
    <meta:document-statistic meta:table-count="0" meta:image-count="0" meta:object-count="0" meta:page-count="2" meta:paragraph-count="55" meta:word-count="393" meta:character-count="2107" meta:non-whitespace-character-count="1744"/>
    <meta:generator>LibreOffice/6.0.7.3$Linux_X86_64 LibreOffice_project/00m0$Build-3</meta:generator>
  </office:meta>
</office:document-meta>
</file>